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Overview of Document Processing Market Trends</text:span></text:p>
      <text:p text:style-name="Text_20_body"><text:span text:style-name="Strong_20_Emphasis"/></text:p>
      <text:p text:style-name="Text_20_body"><text:span text:style-name="Strong_20_Emphasis">Executive Summary:</text:span> This report provides a brief analysis of current trends in the document processing market, highlighting key developments and areas of growth.</text:p>
      <text:p text:style-name="Text_20_body"><text:span text:style-name="Strong_20_Emphasis">Market Landscape:</text:span> The document processing market is witnessing a significant shift towards automation and digitization. Organizations are increasingly adopting advanced document processing solutions to streamline workflows and enhance operational efficiency.</text:p>
      <text:p text:style-name="Text_20_body"><text:span text:style-name="Strong_20_Emphasis">Key Trends:</text:span></text:p>
      <text:list text:style-name="L1">
        <text:list-item>
          <text:p text:style-name="P1"><text:span text:style-name="Strong_20_Emphasis">Automation Technologies:</text:span></text:p>
          <text:list>
            <text:list-item>
              <text:p text:style-name="P2">Rise of Robotic Process Automation (RPA) and Artificial Intelligence (AI) in document processing.</text:p>
            </text:list-item>
            <text:list-item>
              <text:p text:style-name="P2">Automated data extraction, classification, and routing to reduce manual intervention.</text:p>
            </text:list-item>
          </text:list>
        </text:list-item>
        <text:list-item>
          <text:p text:style-name="P1"><text:span text:style-name="Strong_20_Emphasis">Cloud-Based Solutions:</text:span></text:p>
          <text:list>
            <text:list-item>
              <text:p text:style-name="P2">Growing preference for cloud-based document processing solutions.</text:p>
            </text:list-item>
            <text:list-item>
              <text:p text:style-name="P2">Improved accessibility, scalability, and collaboration capabilities.</text:p>
            </text:list-item>
          </text:list>
        </text:list-item>
        <text:list-item>
          <text:p text:style-name="P1"><text:span text:style-name="Strong_20_Emphasis">Security and Compliance:</text:span></text:p>
          <text:list>
            <text:list-item>
              <text:p text:style-name="P2">Heightened focus on document security and compliance with data protection regulations.</text:p>
            </text:list-item>
            <text:list-item>
              <text:p text:style-name="P2">Integration of advanced encryption and authentication measures.</text:p>
            </text:list-item>
          </text:list>
        </text:list-item>
        <text:list-item>
          <text:p text:style-name="P1"><text:span text:style-name="Strong_20_Emphasis">User-Friendly Interfaces:</text:span></text:p>
          <text:list>
            <text:list-item>
              <text:p text:style-name="P2">Emphasis on intuitive user interfaces for seamless navigation and user adoption.</text:p>
            </text:list-item>
            <text:list-item>
              <text:p text:style-name="P1">Enhanced user experience to boost productivity.</text:p>
            </text:list-item>
          </text:list>
        </text:list-item>
      </text:list>
      <text:p text:style-name="Text_20_body"><text:span text:style-name="Strong_20_Emphasis">Market Insights:</text:span> The document processing market is projected to experience steady growth in the coming years. The demand for solutions that offer not only efficiency but also security and compliance features is driving innovation and competition among key market players.</text:p>
      <text:p text:style-name="Text_20_body"><text:span text:style-name="Strong_20_Emphasis">Challenges and Opportunities:</text:span> Challenges include the need for continuous adaptation to evolving technologies and ensuring a balance between automation and human oversight. Opportunities lie in catering to the diverse needs of industries seeking tailored document processing solutions.</text:p>
      <text:p text:style-name="Text_20_body"><text:span text:style-name="Strong_20_Emphasis">Conclusion:</text:span> The document processing market is dynamic, with ongoing advancements shaping the landscape. As organizations recognize the value of efficient document management, the market is poised for continued expansion. Staying abreast of technological trends and aligning solutions with evolving business requirements will be crucial for success in this rapidly evolving marke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9:48:32.366071302</meta:creation-date>
    <dc:date>2024-01-15T19:51:16.390695582</dc:date>
    <meta:editing-duration>PT2M44S</meta:editing-duration>
    <meta:editing-cycles>1</meta:editing-cycles>
    <meta:document-statistic meta:table-count="0" meta:image-count="0" meta:object-count="0" meta:page-count="1" meta:paragraph-count="19" meta:word-count="281" meta:character-count="2111" meta:non-whitespace-character-count="1861"/>
    <meta:generator>LibreOffice/7.4.7.2$Linux_X86_64 LibreOffice_project/40$Build-2</meta:generator>
  </office:meta>
</office:document-meta>
</file>